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margin-top="0.0395in" fo:margin-bottom="0.0395in"/>
      <style:text-properties style:font-name="Arial" fo:font-weight="bold" style:font-weight-asian="bold" style:font-weight-complex="bold" fo:language="it" fo:country="IT"/>
    </style:style>
    <style:style style:name="P2" style:parent-style-name="Standard" style:family="paragraph">
      <style:paragraph-properties fo:text-align="justify" fo:margin-top="0.0395in" fo:margin-bottom="0.0395in"/>
      <style:text-properties style:font-name="Arial" fo:font-weight="bold" style:font-weight-asian="bold" style:font-weight-complex="bold" fo:language="it" fo:country="IT"/>
    </style:style>
    <style:style style:name="P3" style:parent-style-name="Standard" style:family="paragraph">
      <style:paragraph-properties fo:text-align="justify" fo:margin-top="0.0395in" fo:margin-bottom="0.0395in"/>
      <style:text-properties style:font-name="Arial" fo:language="it" fo:country="IT"/>
    </style:style>
    <style:style style:name="P4" style:parent-style-name="Standard" style:family="paragraph">
      <style:paragraph-properties fo:text-align="justify" fo:margin-top="0.0395in" fo:margin-bottom="0.0395in"/>
      <style:text-properties style:font-name="Arial" fo:language="it" fo:country="IT"/>
    </style:style>
    <style:style style:name="P5" style:parent-style-name="Standard" style:family="paragraph">
      <style:paragraph-properties fo:text-align="justify" fo:margin-top="0.0395in" fo:margin-bottom="0.0395in"/>
    </style:style>
    <style:style style:name="T6" style:parent-style-name="DefaultParagraphFont" style:family="text">
      <style:text-properties style:font-name="Arial" fo:font-weight="bold" style:font-weight-asian="bold" style:font-weight-complex="bold" fo:language="it" fo:country="IT"/>
    </style:style>
    <style:style style:name="P7" style:parent-style-name="Standard" style:family="paragraph">
      <style:paragraph-properties fo:text-align="justify" fo:margin-top="0.0395in" fo:margin-bottom="0.0395in"/>
      <style:text-properties style:font-name="Arial" fo:language="it" fo:country="IT"/>
    </style:style>
    <style:style style:name="P8" style:parent-style-name="Standard" style:family="paragraph">
      <style:paragraph-properties fo:text-align="justify" fo:margin-top="0.0395in" fo:margin-bottom="0.0395in"/>
    </style:style>
    <style:style style:name="T9" style:parent-style-name="DefaultParagraphFont" style:family="text">
      <style:text-properties style:font-name="Arial"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10" style:parent-style-name="DefaultParagraphFont" style:family="text">
      <style:text-properties style:font-name="Arial" style:text-underline-type="single" style:text-underline-style="solid" style:text-underline-width="auto" style:text-underline-mode="continuous" fo:language="it" fo:country="IT"/>
    </style:style>
    <style:style style:name="T11" style:parent-style-name="DefaultParagraphFont" style:family="text">
      <style:text-properties style:font-name="Arial" fo:language="it" fo:country="IT"/>
    </style:style>
    <style:style style:name="T12" style:parent-style-name="DefaultParagraphFont" style:family="text">
      <style:text-properties style:font-name="Arial" fo:language="it" fo:country="IT"/>
    </style:style>
    <style:style style:name="T13" style:parent-style-name="DefaultParagraphFont" style:family="text">
      <style:text-properties style:font-name="Arial" fo:language="it" fo:country="IT"/>
    </style:style>
    <style:style style:name="T14" style:parent-style-name="DefaultParagraphFont" style:family="text">
      <style:text-properties style:font-name="Arial" fo:language="it" fo:country="IT"/>
    </style:style>
    <style:style style:name="P15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16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17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18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19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20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21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22" style:parent-style-name="Standard" style:family="paragraph">
      <style:paragraph-properties fo:text-align="justify" fo:margin-top="0.0395in" fo:margin-bottom="0.0395in"/>
    </style:style>
    <style:style style:name="T23" style:parent-style-name="DefaultParagraphFont" style:family="text">
      <style:text-properties style:font-name="Arial"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24" style:parent-style-name="DefaultParagraphFont" style:family="text">
      <style:text-properties style:font-name="Arial" style:text-underline-type="single" style:text-underline-style="solid" style:text-underline-width="auto" style:text-underline-mode="continuous" fo:language="it" fo:country="IT"/>
    </style:style>
    <style:style style:name="T25" style:parent-style-name="DefaultParagraphFont" style:family="text">
      <style:text-properties style:font-name="Arial" fo:language="it" fo:country="IT"/>
    </style:style>
    <style:style style:name="T26" style:parent-style-name="DefaultParagraphFont" style:family="text">
      <style:text-properties style:font-name="Arial" fo:language="it" fo:country="IT"/>
    </style:style>
    <style:style style:name="T27" style:parent-style-name="DefaultParagraphFont" style:family="text">
      <style:text-properties style:font-name="Arial" fo:language="it" fo:country="IT"/>
    </style:style>
    <style:style style:name="P28" style:parent-style-name="Standard" style:family="paragraph">
      <style:paragraph-properties fo:text-align="justify" fo:margin-top="0.0395in" fo:margin-bottom="0.0395in"/>
    </style:style>
    <style:style style:name="T29" style:parent-style-name="DefaultParagraphFont" style:family="text">
      <style:text-properties style:font-name="Arial" style:text-underline-type="single" style:text-underline-style="solid" style:text-underline-width="auto" style:text-underline-mode="continuous" fo:language="it" fo:country="IT"/>
    </style:style>
    <style:style style:name="T30" style:parent-style-name="DefaultParagraphFont" style:family="text">
      <style:text-properties style:font-name="Arial"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31" style:parent-style-name="DefaultParagraphFont" style:family="text">
      <style:text-properties style:font-name="Arial" style:text-underline-type="single" style:text-underline-style="solid" style:text-underline-width="auto" style:text-underline-mode="continuous" fo:language="it" fo:country="IT"/>
    </style:style>
    <style:style style:name="T32" style:parent-style-name="DefaultParagraphFont" style:family="text">
      <style:text-properties style:font-name="Arial" fo:language="it" fo:country="IT"/>
    </style:style>
    <style:style style:name="T33" style:parent-style-name="DefaultParagraphFont" style:family="text">
      <style:text-properties style:font-name="Arial" fo:language="it" fo:country="IT"/>
    </style:style>
    <style:style style:name="T34" style:parent-style-name="DefaultParagraphFont" style:family="text">
      <style:text-properties style:font-name="Arial" fo:language="it" fo:country="IT"/>
    </style:style>
    <style:style style:name="T35" style:parent-style-name="DefaultParagraphFont" style:family="text">
      <style:text-properties style:font-name="Arial" fo:language="it" fo:country="IT"/>
    </style:style>
    <style:style style:name="P36" style:parent-style-name="Standard" style:family="paragraph">
      <style:paragraph-properties fo:text-align="justify" fo:margin-top="0.0395in" fo:margin-bottom="0.0395in"/>
      <style:text-properties style:font-name="Arial" fo:language="it" fo:country="IT"/>
    </style:style>
    <style:style style:name="P37" style:parent-style-name="Standard" style:family="paragraph">
      <style:paragraph-properties fo:text-align="justify" fo:margin-top="0.0395in" fo:margin-bottom="0.0395in"/>
      <style:text-properties style:font-name="Arial" fo:language="it" fo:country="IT"/>
    </style:style>
    <style:style style:name="P38" style:parent-style-name="Standard" style:family="paragraph">
      <style:paragraph-properties fo:text-align="justify" fo:margin-top="0.0395in" fo:margin-bottom="0.0395in"/>
    </style:style>
    <style:style style:name="T39" style:parent-style-name="DefaultParagraphFont" style:family="text">
      <style:text-properties style:font-name="Arial" style:text-underline-type="single" style:text-underline-style="solid" style:text-underline-width="auto" style:text-underline-mode="continuous" fo:language="it" fo:country="IT"/>
    </style:style>
    <style:style style:name="T40" style:parent-style-name="DefaultParagraphFont" style:family="text">
      <style:text-properties style:font-name="Arial" fo:language="it" fo:country="IT"/>
    </style:style>
    <style:style style:name="T41" style:parent-style-name="DefaultParagraphFont" style:family="text">
      <style:text-properties style:font-name="Arial" fo:language="it" fo:country="IT"/>
    </style:style>
    <style:style style:name="P42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43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44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45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46" style:parent-style-name="Standard" style:list-style-name="LFO1" style:family="paragraph">
      <style:paragraph-properties fo:text-align="justify" fo:margin-top="0.0395in" fo:margin-bottom="0.0395in"/>
      <style:text-properties style:font-name="Arial" fo:language="it" fo:country="IT"/>
    </style:style>
    <style:style style:name="P47" style:parent-style-name="Standard" style:family="paragraph">
      <style:paragraph-properties fo:text-align="justify" fo:margin-top="0.0395in" fo:margin-bottom="0.0395in"/>
    </style:style>
    <style:style style:name="T48" style:parent-style-name="DefaultParagraphFont" style:family="text">
      <style:text-properties style:font-name="Arial" style:text-underline-type="single" style:text-underline-style="solid" style:text-underline-width="auto" style:text-underline-mode="continuous" fo:language="it" fo:country="IT"/>
    </style:style>
    <style:style style:name="T49" style:parent-style-name="DefaultParagraphFont" style:family="text">
      <style:text-properties style:font-name="Arial" fo:language="it" fo:country="IT"/>
    </style:style>
    <style:style style:name="T50" style:parent-style-name="DefaultParagraphFont" style:family="text">
      <style:text-properties style:font-name="Arial" fo:language="it" fo:country="IT"/>
    </style:style>
    <style:style style:name="T51" style:parent-style-name="DefaultParagraphFont" style:family="text">
      <style:text-properties style:font-name="Arial" fo:language="it" fo:country="IT"/>
    </style:style>
  </office:automatic-styles>
  <office:body>
    <office:text text:use-soft-page-breaks="true">
      <text:p text:style-name="P1">BROGRAM –<text:s/>Report</text:p>
      <text:p text:style-name="P2"/>
      <text:p text:style-name="P3">L’applicativo vuole simulare il funzionamento di un social network per la creazione di eventi, ai quali altri utenti possono partecipare e interagire virtualmente tramite “mi piace”<text:line-break/>e commenti nei post. È quindi scopo di questa piattaforma integrare le interazioni virtuali con le interazioni personali tra i suoi utenti.</text:p>
      <text:p text:style-name="P4"/>
      <text:p text:style-name="P5"><text:span text:style-name="T6">Design e Progettazione</text:span></text:p>
      <text:p text:style-name="P7">Per la produzione dell’applicativo, è stato seguito il seguente approccio:</text:p>
      <text:p text:style-name="P8"><text:span text:style-name="T9">Analisi</text:span><text:span text:style-name="T10"><text:s/>dettagliata dei requisiti fondamentali</text:span><text:span text:style-name="T11">:<text:s/></text:span><text:span text:style-name="T12">A seguito di una prima analisi dei requisiti sono state prodotte le seguenti specifiche, le quali rispecchiano le fondamenta del social network</text:span><text:span text:style-name="T13"><text:s/>e risultano componente essenziale dell’utilità della piattaforma</text:span><text:span text:style-name="T14">:</text:span></text:p>
      <text:list text:style-name="LFO1" text:continue-numbering="true">
        <text:list-item>
          <text:p text:style-name="P15">Registrazione e Login</text:p>
        </text:list-item>
        <text:list-item>
          <text:p text:style-name="P16">Creazione di un evento</text:p>
        </text:list-item>
        <text:list-item>
          <text:p text:style-name="P17">Timeline con eventi</text:p>
        </text:list-item>
        <text:list-item>
          <text:p text:style-name="P18">Seguire un utente</text:p>
        </text:list-item>
        <text:list-item>
          <text:p text:style-name="P19">Commentare / Mi piace post</text:p>
        </text:list-item>
        <text:list-item>
          <text:p text:style-name="P20">Partecipare ad un evento</text:p>
        </text:list-item>
        <text:list-item>
          <text:p text:style-name="P21">Utenti Suggeriti</text:p>
        </text:list-item>
      </text:list>
      <text:p text:style-name="P22"><text:span text:style-name="T23">Creazione di mockup</text:span><text:span text:style-name="T24"><text:s/>basati sulle specifiche emerse</text:span><text:span text:style-name="T25">: A seguito della prima fase di analisi sono stati creati diversi mockup di una prima versione prototipale della piattaforma</text:span><text:span text:style-name="T26">, cercando di massimizzare l’usabilità della piattaforma rendendola di facile apprendimento</text:span><text:span text:style-name="T27">.</text:span></text:p>
      <text:p text:style-name="P28"><text:span text:style-name="T29">Implementazione e test di prototipi dimostrativi (</text:span><text:span text:style-name="T30">UX Prototyping</text:span><text:span text:style-name="T31">)</text:span><text:span text:style-name="T32">:<text:s/></text:span><text:span text:style-name="T33">Dopo aver costruito i prototipi partendo dai mockup, è stato effettuato un test su un campione variegato di possibili utenti, compresi anche utenti con ridotte abilità<text:s/></text:span><text:span text:style-name="T34">informatico-digitali (e.g. persone in età adulta non confidenti con il mondo digitale)</text:span><text:span text:style-name="T35">, per poter definire al meglio i pregi e difetti dell’esperienza d’uso del sistema.</text:span></text:p>
      <text:p text:style-name="P36">Da questa esperienza, sono emerse le qualità d’uso positive della piattaforma, quali l’interazione con i post e con gli utenti.</text:p>
      <text:p text:style-name="P37">È risultata invece di difficile comprensione, la navigazione attraverso le pagine della piattaforma, rendendo così necessaria una rielaborazione dei modelli del dominio applicativo.</text:p>
      <text:p text:style-name="P38"><text:span text:style-name="T39">Focus Group</text:span><text:span text:style-name="T40">: A</text:span><text:span text:style-name="T41"><text:s/>seguito dei riscontri ottenuti dalla UX Prototyping, è stata effettuata una sessione di Focus Group, dalla quale sono state proposte e valutate varie modifiche tra cui</text:span></text:p>
      <text:list text:style-name="LFO1" text:continue-numbering="true">
        <text:list-item>
          <text:p text:style-name="P42">Visualizzazione eventi di utenti consigliati</text:p>
        </text:list-item>
        <text:list-item>
          <text:p text:style-name="P43">Visualizzazione di un calendario con gli eventi</text:p>
        </text:list-item>
        <text:list-item>
          <text:p text:style-name="P44">Aggiunta localizzazione degli eventi</text:p>
        </text:list-item>
        <text:list-item>
          <text:p text:style-name="P45">Visualizzazione di una mappa degli eventi</text:p>
        </text:list-item>
        <text:list-item>
          <text:p text:style-name="P46">Aggiunta di notifiche in tempo reale</text:p>
        </text:list-item>
      </text:list>
      <text:p text:style-name="P47"><text:span text:style-name="T48">Implementazione</text:span><text:span text:style-name="T49">: Dopo</text:span><text:span text:style-name="T50"><text:s/>le fasi preliminari e i risultati ottenuti dalle operazioni precedenti, è stata costruita una solida base per l’</text:span><text:span text:style-name="T51">inizio della costruzione del software finale, la quale ha integrato tutti i requisiti fondamentali richiesti, aggiungendo inoltre le proposte che sono risultate più adeguate durante la fase di Focus Grou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tefano Furi - stefano.furi@studio.unibo.it</dc:creator>
    <meta:creation-date>2023-01-26T16:19:00Z</meta:creation-date>
    <dc:date>2023-01-27T08:49:00Z</dc:date>
    <meta:template xlink:href="Normal.dotm" xlink:type="simple"/>
    <meta:editing-cycles>12</meta:editing-cycles>
    <meta:editing-duration>PT2820S</meta:editing-duration>
    <meta:document-statistic meta:page-count="1" meta:paragraph-count="5" meta:word-count="382" meta:character-count="2557" meta:row-count="18" meta:non-whitespace-character-count="2180"/>
  </office:meta>
</office:document-meta>
</file>